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40560" officeooo:paragraph-rsid="00040560"/>
    </style:style>
    <style:style style:name="P2" style:family="paragraph" style:parent-style-name="Text_20_body">
      <style:text-properties fo:font-weight="bold" officeooo:rsid="00040560" officeooo:paragraph-rsid="00040560" style:font-weight-asian="bold" style:font-weight-complex="bold"/>
    </style:style>
    <style:style style:name="P3" style:family="paragraph" style:parent-style-name="Text_20_body">
      <style:text-properties fo:font-weight="bold" officeooo:rsid="0009d92f" officeooo:paragraph-rsid="0009d92f" style:font-weight-asian="bold" style:font-weight-complex="bold"/>
    </style:style>
    <style:style style:name="P4" style:family="paragraph" style:parent-style-name="Text_20_body">
      <style:text-properties fo:font-weight="bold" officeooo:rsid="000be10f" officeooo:paragraph-rsid="000be10f" style:font-weight-asian="bold" style:font-weight-complex="bold"/>
    </style:style>
    <style:style style:name="P5" style:family="paragraph" style:parent-style-name="Text_20_body">
      <style:text-properties fo:font-weight="normal" officeooo:rsid="00040560" officeooo:paragraph-rsid="00040560" style:font-weight-asian="normal" style:font-weight-complex="normal"/>
    </style:style>
    <style:style style:name="P6" style:family="paragraph" style:parent-style-name="Text_20_body">
      <style:text-properties fo:font-weight="normal" officeooo:rsid="0004fc72" officeooo:paragraph-rsid="0004fc72" style:font-weight-asian="normal" style:font-weight-complex="normal"/>
    </style:style>
    <style:style style:name="P7" style:family="paragraph" style:parent-style-name="Text_20_body">
      <style:text-properties fo:font-weight="normal" officeooo:rsid="0005a987" officeooo:paragraph-rsid="0005a987" style:font-weight-asian="normal" style:font-weight-complex="normal"/>
    </style:style>
    <style:style style:name="P8" style:family="paragraph" style:parent-style-name="Text_20_body">
      <style:text-properties fo:font-weight="normal" officeooo:rsid="0007a084" officeooo:paragraph-rsid="0007a084" style:font-weight-asian="normal" style:font-weight-complex="normal"/>
    </style:style>
    <style:style style:name="P9" style:family="paragraph" style:parent-style-name="Text_20_body">
      <style:text-properties fo:font-weight="normal" officeooo:rsid="0009d92f" officeooo:paragraph-rsid="0009d92f" style:font-weight-asian="normal" style:font-weight-complex="normal"/>
    </style:style>
    <style:style style:name="P10" style:family="paragraph" style:parent-style-name="Text_20_body">
      <style:text-properties fo:font-size="9pt" fo:font-weight="normal" officeooo:rsid="00040560" officeooo:paragraph-rsid="00040560" style:font-size-asian="9pt" style:font-weight-asian="normal" style:font-size-complex="9pt" style:font-weight-complex="normal"/>
    </style:style>
    <style:style style:name="T1" style:family="text">
      <style:text-properties officeooo:rsid="0005a987"/>
    </style:style>
    <style:style style:name="T2" style:family="text">
      <style:text-properties officeooo:rsid="0007a084"/>
    </style:style>
    <style:style style:name="T3" style:family="text">
      <style:text-properties officeooo:rsid="00080005"/>
    </style:style>
    <style:style style:name="T4" style:family="text">
      <style:text-properties fo:font-style="italic" style:font-style-asian="italic" style:font-style-complex="italic"/>
    </style:style>
    <style:style style:name="T5" style:family="text">
      <style:text-properties fo:font-style="italic" officeooo:rsid="00080005" style:font-style-asian="italic" style:font-style-complex="italic"/>
    </style:style>
    <style:style style:name="T6" style:family="text">
      <style:text-properties fo:font-style="normal" officeooo:rsid="00080005" style:font-style-asian="normal" style:font-style-complex="normal"/>
    </style:style>
    <style:style style:name="T7" style:family="text">
      <style:text-properties officeooo:rsid="000ae71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S5406 Performance Engineering of Computer Systems</text:p>
      <text:p text:style-name="Subtitle">Lab 3 – Search Engine</text:p>
      <text:p text:style-name="Text_20_body"/>
      <text:p text:style-name="P1">index No: <text:tab/>198011G </text:p>
      <text:p text:style-name="P1">Name: <text:tab/> <text:tab/>K. T. D. S. De Silva</text:p>
      <text:p text:style-name="P1"/>
      <text:p text:style-name="P1">-----------------------------------------------------------------------------------------------------------</text:p>
      <text:p text:style-name="P2">step 2</text:p>
      <text:p text:style-name="P5">The inverted index is stored in a text file. </text:p>
      <text:p text:style-name="P5">Each keyword is given a separate line in the file</text:p>
      <text:p text:style-name="P5">ex: </text:p>
      <text:p text:style-name="P10">continuing<text:tab/>{https://calomel.org/network_performance.html, https://graphics.stanford.edu/~seander/bithacks.html}</text:p>
      <text:p text:style-name="P10">contractual<text:tab/>{http://en.wikipedia.org/wiki/Computer_performance}</text:p>
      <text:p text:style-name="P10">contraints<text:tab/>{http://www.javaperformancetuning.com/}</text:p>
      <text:p text:style-name="P10">contrast<text:tab/>{https://calomel.org/network_performance.html}</text:p>
      <text:p text:style-name="P1"/>
      <text:p text:style-name="P1">the keywords and matching URLs are separated by a “\t”, and URLs are separated by a comma</text:p>
      <text:p text:style-name="P1">Keywords are stored in alphabetical order, so it is easier to search keywords</text:p>
      <text:p text:style-name="P1"/>
      <text:p text:style-name="P2">Step 3</text:p>
      <text:p text:style-name="P6">Index generator is developed as “index_generator.cpp”, using C++ programming language. <text:span text:style-name="T1">The program has the following steps</text:span></text:p>
      <text:p text:style-name="P7">1. read the URL’s saved in the folder “search_space”, one by one.</text:p>
      <text:p text:style-name="P7">2. read each line of the file, convert it into lower case, remove the white spaces, and unnecessary spacing characters from the text line</text:p>
      <text:p text:style-name="P7">3. separate the words in the file, and store them in a local map data structure</text:p>
      <text:p text:style-name="P7">4. <text:span text:style-name="T2">In the local map, the key is the keyword, and the value is the number of occurrences of the keywords inside the URL. (Keeping track of the number of occurrences will help finding the best search result in the next phase)</text:span></text:p>
      <text:p text:style-name="P8">5. At the end of reading one URL, store all the keywords in the “Keyword_map” map data structure.</text:p>
      <text:p text:style-name="P8"><text:soft-page-break/>In this global map, the keywords are stored as, keyword, and the set of URLs carrying each keyword. <text:s/><text:span text:style-name="T3">Set URLs are concatenated into one </text:span><text:span text:style-name="T5">string </text:span><text:span text:style-name="T6">separated by commas. This can save space consumed by a string array. </text:span></text:p>
      <text:p text:style-name="P8">6. Since the map data structure stores keys in alphabetical order, it is written directly into a text file in the format as mentioned in step 2</text:p>
      <text:p text:style-name="P8"/>
      <text:p text:style-name="P3">step 4 </text:p>
      <text:p text:style-name="P9">1. Read the text file <text:span text:style-name="T4">inv_index.txt </text:span>line by line.</text:p>
      <text:p text:style-name="P9">2. Load the data into a std::map data structure as;</text:p>
      <text:p text:style-name="P9">key – keyword, value – set of URLs containing the keyword as a single string, separated by commas. </text:p>
      <text:p text:style-name="P9">The URLs are <text:span text:style-name="T7">splitted</text:span> into separate strings only when the keyword appear in a search result. </text:p>
      <text:p text:style-name="P9"/>
      <text:p text:style-name="P4">Step 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4T09:26:55.597421121</meta:creation-date>
    <meta:generator>LibreOffice/5.1.6.2$Linux_X86_64 LibreOffice_project/10m0$Build-2</meta:generator>
    <dc:date>2019-12-24T10:43:43.810447822</dc:date>
    <meta:editing-duration>PT21M16S</meta:editing-duration>
    <meta:editing-cycles>5</meta:editing-cycles>
    <meta:document-statistic meta:table-count="0" meta:image-count="0" meta:object-count="0" meta:page-count="2" meta:paragraph-count="30" meta:word-count="331" meta:character-count="2164" meta:non-whitespace-character-count="1848"/>
  </office:meta>
</office:document-meta>
</file>